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OR_Slpits</text:p>
          </table:table-cell>
          <table:table-cell office:value-type="string" calcext:value-type="string">
            <text:p>UW_Splits</text:p>
          </table:table-cell>
          <table:table-cell office:value-type="string" calcext:value-type="string">
            <text:p>Who_Performed_Better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2485" calcext:value-type="float">
            <text:p>2485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1877" calcext:value-type="float">
            <text:p>1877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2336" calcext:value-type="float">
            <text:p>2336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264" calcext:value-type="float">
            <text:p>1264</text:p>
          </table:table-cell>
          <table:table-cell office:value-type="float" office:value="1617" calcext:value-type="float">
            <text:p>1617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UW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2178" calcext:value-type="float">
            <text:p>2178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W</text:p>
          </table:table-cell>
        </table:table-row>
        <table:table-row table:style-name="ro2">
          <table:table-cell office:value-type="float" office:value="1907" calcext:value-type="float">
            <text:p>1907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UW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W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177" calcext:value-type="float">
            <text:p>1177</text:p>
          </table:table-cell>
          <table:table-cell office:value-type="float" office:value="1702" calcext:value-type="float">
            <text:p>1702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335" calcext:value-type="float">
            <text:p>1335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2336" calcext:value-type="float">
            <text:p>2336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2044" calcext:value-type="float">
            <text:p>2044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2227" calcext:value-type="float">
            <text:p>2227</text:p>
          </table:table-cell>
          <table:table-cell office:value-type="float" office:value="1489" calcext:value-type="float">
            <text:p>1489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UW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433" calcext:value-type="float">
            <text:p>1433</text:p>
          </table:table-cell>
          <table:table-cell office:value-type="float" office:value="2109" calcext:value-type="float">
            <text:p>2109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UW</text:p>
          </table:table-cell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W</text:p>
          </table:table-cell>
        </table:table-row>
        <table:table-row table:style-name="ro2">
          <table:table-cell office:value-type="float" office:value="925" calcext:value-type="float">
            <text:p>925</text:p>
          </table:table-cell>
          <table:table-cell office:value-type="float" office:value="2146" calcext:value-type="float">
            <text:p>2146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2037" calcext:value-type="float">
            <text:p>2037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UW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607" calcext:value-type="float">
            <text:p>1607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2118" calcext:value-type="float">
            <text:p>2118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2310" calcext:value-type="float">
            <text:p>2310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240" calcext:value-type="float">
            <text:p>1240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2275" calcext:value-type="float">
            <text:p>2275</text:p>
          </table:table-cell>
          <table:table-cell office:value-type="float" office:value="1441" calcext:value-type="float">
            <text:p>1441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2131" calcext:value-type="float">
            <text:p>2131</text:p>
          </table:table-cell>
          <table:table-cell office:value-type="float" office:value="1438" calcext:value-type="float">
            <text:p>1438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W</text:p>
          </table:table-cell>
        </table:table-row>
        <table:table-row table:style-name="ro2">
          <table:table-cell office:value-type="float" office:value="1221" calcext:value-type="float">
            <text:p>1221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192" calcext:value-type="float">
            <text:p>2192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739" calcext:value-type="float">
            <text:p>739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float" office:value="1663" calcext:value-type="float">
            <text:p>1663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733" calcext:value-type="float">
            <text:p>1733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2144" calcext:value-type="float">
            <text:p>2144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988" calcext:value-type="float">
            <text:p>988</text:p>
          </table:table-cell>
          <table:table-cell office:value-type="float" office:value="1582" calcext:value-type="float">
            <text:p>1582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UW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W</text:p>
          </table:table-cell>
        </table:table-row>
        <table:table-row table:style-name="ro2">
          <table:table-cell office:value-type="float" office:value="2459" calcext:value-type="float">
            <text:p>2459</text:p>
          </table:table-cell>
          <table:table-cell office:value-type="float" office:value="1815" calcext:value-type="float">
            <text:p>1815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754" calcext:value-type="float">
            <text:p>1754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W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W</text:p>
          </table:table-cell>
        </table:table-row>
        <table:table-row table:style-name="ro2">
          <table:table-cell office:value-type="float" office:value="1936" calcext:value-type="float">
            <text:p>1936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UW</text:p>
          </table:table-cell>
        </table:table-row>
        <table:table-row table:style-name="ro2">
          <table:table-cell office:value-type="float" office:value="1949" calcext:value-type="float">
            <text:p>1949</text:p>
          </table:table-cell>
          <table:table-cell office:value-type="float" office:value="1787" calcext:value-type="float">
            <text:p>1787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2369" calcext:value-type="float">
            <text:p>2369</text:p>
          </table:table-cell>
          <table:table-cell office:value-type="float" office:value="1534" calcext:value-type="float">
            <text:p>1534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1107" calcext:value-type="float">
            <text:p>1107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883" calcext:value-type="float">
            <text:p>1883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UW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2221" calcext:value-type="float">
            <text:p>2221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360" calcext:value-type="float">
            <text:p>2360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1256" calcext:value-type="float">
            <text:p>1256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W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float" office:value="1429" calcext:value-type="float">
            <text:p>1429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882" calcext:value-type="float">
            <text:p>882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1794" calcext:value-type="float">
            <text:p>1794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W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2245" calcext:value-type="float">
            <text:p>224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1037" calcext:value-type="float">
            <text:p>1037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2136" calcext:value-type="float">
            <text:p>2136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float" office:value="2064" calcext:value-type="float">
            <text:p>2064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W</text:p>
          </table:table-cell>
        </table:table-row>
        <table:table-row table:style-name="ro2">
          <table:table-cell office:value-type="float" office:value="1258" calcext:value-type="float">
            <text:p>1258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UW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float" office:value="1822" calcext:value-type="float">
            <text:p>1822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W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2180" calcext:value-type="float">
            <text:p>2180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2250" calcext:value-type="float">
            <text:p>2250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2426" calcext:value-type="float">
            <text:p>2426</text:p>
          </table:table-cell>
          <table:table-cell office:value-type="float" office:value="1351" calcext:value-type="float">
            <text:p>1351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1304" calcext:value-type="float">
            <text:p>1304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W</text:p>
          </table:table-cell>
        </table:table-row>
        <table:table-row table:style-name="ro2">
          <table:table-cell office:value-type="float" office:value="1919" calcext:value-type="float">
            <text:p>1919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079" calcext:value-type="float">
            <text:p>2079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2406" calcext:value-type="float">
            <text:p>2406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W</text:p>
          </table:table-cell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float" office:value="2113" calcext:value-type="float">
            <text:p>2113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2575" calcext:value-type="float">
            <text:p>2575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495" calcext:value-type="float">
            <text:p>1495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float" office:value="1564" calcext:value-type="float">
            <text:p>1564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171" calcext:value-type="float">
            <text:p>1171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2180" calcext:value-type="float">
            <text:p>2180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1659" calcext:value-type="float">
            <text:p>1659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273" calcext:value-type="float">
            <text:p>1273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float" office:value="1745" calcext:value-type="float">
            <text:p>1745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2063" calcext:value-type="float">
            <text:p>2063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2276" calcext:value-type="float">
            <text:p>2276</text:p>
          </table:table-cell>
          <table:table-cell office:value-type="float" office:value="1254" calcext:value-type="float">
            <text:p>1254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1899" calcext:value-type="float">
            <text:p>1899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UW</text:p>
          </table:table-cell>
        </table:table-row>
        <table:table-row table:style-name="ro2">
          <table:table-cell office:value-type="float" office:value="1606" calcext:value-type="float">
            <text:p>1606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2141" calcext:value-type="float">
            <text:p>2141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2195" calcext:value-type="float">
            <text:p>2195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1673" calcext:value-type="float">
            <text:p>1673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1416" calcext:value-type="float">
            <text:p>141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UW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float" office:value="2111" calcext:value-type="float">
            <text:p>2111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float" office:value="1309" calcext:value-type="float">
            <text:p>1309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2123" calcext:value-type="float">
            <text:p>2123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2133" calcext:value-type="float">
            <text:p>2133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W</text:p>
          </table:table-cell>
        </table:table-row>
        <table:table-row table:style-name="ro2">
          <table:table-cell office:value-type="float" office:value="1835" calcext:value-type="float">
            <text:p>1835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458" calcext:value-type="float">
            <text:p>1458</text:p>
          </table:table-cell>
          <table:table-cell office:value-type="float" office:value="1281" calcext:value-type="float">
            <text:p>1281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W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W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UW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2427" calcext:value-type="float">
            <text:p>2427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2124" calcext:value-type="float">
            <text:p>2124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W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W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1241" calcext:value-type="float">
            <text:p>1241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W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2125" calcext:value-type="float">
            <text:p>2125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W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1809" calcext:value-type="float">
            <text:p>1809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W</text:p>
          </table:table-cell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646" calcext:value-type="float">
            <text:p>1646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2300" calcext:value-type="float">
            <text:p>2300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1130" calcext:value-type="float">
            <text:p>1130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823" calcext:value-type="float">
            <text:p>1823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2322" calcext:value-type="float">
            <text:p>2322</text:p>
          </table:table-cell>
          <table:table-cell office:value-type="float" office:value="1238" calcext:value-type="float">
            <text:p>1238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2326" calcext:value-type="float">
            <text:p>2326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UW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2326" calcext:value-type="float">
            <text:p>2326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UW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1193" calcext:value-type="float">
            <text:p>1193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1741" calcext:value-type="float">
            <text:p>1741</text:p>
          </table:table-cell>
          <table:table-cell office:value-type="float" office:value="1746" calcext:value-type="float">
            <text:p>1746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UW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2380" calcext:value-type="float">
            <text:p>2380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2269" calcext:value-type="float">
            <text:p>2269</text:p>
          </table:table-cell>
          <table:table-cell office:value-type="float" office:value="1534" calcext:value-type="float">
            <text:p>1534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UW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2346" calcext:value-type="float">
            <text:p>2346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994" calcext:value-type="float">
            <text:p>1994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1309" calcext:value-type="float">
            <text:p>1309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803" calcext:value-type="float">
            <text:p>803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UW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658" calcext:value-type="float">
            <text:p>1658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W</text:p>
          </table:table-cell>
        </table:table-row>
        <table:table-row table:style-name="ro2">
          <table:table-cell office:value-type="float" office:value="2097" calcext:value-type="float">
            <text:p>2097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W</text:p>
          </table:table-cell>
        </table:table-row>
        <table:table-row table:style-name="ro2">
          <table:table-cell office:value-type="float" office:value="2372" calcext:value-type="float">
            <text:p>2372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2221" calcext:value-type="float">
            <text:p>2221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1535" calcext:value-type="float">
            <text:p>1535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2230" calcext:value-type="float">
            <text:p>2230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UW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168" calcext:value-type="float">
            <text:p>2168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2145" calcext:value-type="float">
            <text:p>2145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1050" calcext:value-type="float">
            <text:p>1050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2096" calcext:value-type="float">
            <text:p>2096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TIMED-OUT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648" calcext:value-type="float">
            <text:p>648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TIMED-OU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2T11:19:42.652472350</meta:creation-date>
    <dc:date>2021-03-12T11:22:04.710876787</dc:date>
    <meta:editing-duration>PT2M24S</meta:editing-duration>
    <meta:editing-cycles>2</meta:editing-cycles>
    <meta:generator>LibreOffice/6.4.6.2$Linux_X86_64 LibreOffice_project/40$Build-2</meta:generator>
    <meta:document-statistic meta:table-count="1" meta:cell-count="1038" meta:object-count="0"/>
    <meta:user-defined meta:name="ProgId">Excel.Sheet</meta:user-defined>
  </office:meta>
</office:document-meta>
</file>